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81e77d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81e77d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1e77d" style:font-size-asian="11pt" style:font-size-complex="11pt"/>
    </style:style>
    <style:style style:name="P9" style:family="paragraph" style:parent-style-name="Table_20_Contents">
      <style:text-properties style:font-name="Calibri" fo:font-size="11pt" officeooo:rsid="0164900f" officeooo:paragraph-rsid="0181e77d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722c9" officeooo:paragraph-rsid="0181e77d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1e77d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81e77d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180eb85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b171c2" officeooo:paragraph-rsid="0180eb85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1e77d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231c7"/>
    </style:style>
    <style:style style:name="P18" style:family="paragraph" style:parent-style-name="Table_20_Contents">
      <style:paragraph-properties fo:text-align="end" style:justify-single-word="false"/>
      <style:text-properties officeooo:paragraph-rsid="0176142e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182f89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182f89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82f89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1e77d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5e7569" officeooo:paragraph-rsid="01630757"/>
    </style:style>
    <style:style style:name="P30" style:family="paragraph" style:parent-style-name="Paragraph">
      <style:text-properties officeooo:rsid="01648994" officeooo:paragraph-rsid="01648994"/>
    </style:style>
    <style:style style:name="P31" style:family="paragraph" style:parent-style-name="Paragraph">
      <style:text-properties officeooo:rsid="01660f43" officeooo:paragraph-rsid="01660f43"/>
    </style:style>
    <style:style style:name="P32" style:family="paragraph" style:parent-style-name="Paragraph">
      <style:text-properties officeooo:rsid="01679a96" officeooo:paragraph-rsid="01679a96"/>
    </style:style>
    <style:style style:name="P33" style:family="paragraph" style:parent-style-name="Subtitle">
      <style:text-properties officeooo:rsid="01679a96" officeooo:paragraph-rsid="01679a9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T25" style:family="text">
      <style:text-properties officeooo:rsid="0171081e"/>
    </style:style>
    <style:style style:name="T26" style:family="text">
      <style:text-properties officeooo:rsid="0170316c"/>
    </style:style>
    <style:style style:name="T27" style:family="text">
      <style:text-properties officeooo:rsid="01792e2a"/>
    </style:style>
    <style:style style:name="T28" style:family="text">
      <style:text-properties officeooo:rsid="01759407"/>
    </style:style>
    <style:style style:name="T2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text-input text:description="">{{ dateString }}</text:text-input></text:p>
            <text:p text:style-name="P13"/>
            <text:p text:style-name="P13"/>
            <text:p text:style-name="P13"/>
            <text:p text:style-name="P13"><text:text-input text:description="">{% if recipient.recipientType == 'company' %}</text:text-input></text:p>
            <text:p text:style-name="P13"><text:text-input text:description="">{{ recipient.companyName }}</text:text-input></text:p>
            <text:p text:style-name="P13"><text:text-input text:description="">{% elif recipient.individuals %}</text:text-input></text:p>
            <text:p text:style-name="P13"><text:text-input text:description="">{% for individual in recipient.individuals %}</text:text-input></text:p>
            <text:p text:style-name="P13"><text:text-input text:description="">{{ individual.firstName }} {{individual.lastName }}</text:text-input></text:p>
            <text:p text:style-name="P13"><text:text-input text:description="">{% endfor %}</text:text-input></text:p>
            <text:p text:style-name="P13"><text:text-input text:description="">{% endif %}</text:text-input><text:text-input text:description=""/></text:p>
            <text:p text:style-name="P14"><text:text-input text:description="">{% for address in  recipient.contactMethod['address'] %}</text:text-input></text:p>
            <text:p text:style-name="P14"><text:text-input text:description="">{{ address }}</text:text-input></text:p>
            <text:p text:style-name="P14"><text:text-input text:description="">{% endfor %}</text:text-input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6"><text:span text:style-name="T3"><text:text-input text:description="">{% if recipient.contactMethod %}</text:text-input></text:span><text:span text:style-name="T6"><text:text-input text:description="">{% if recipient.contactMethod.method == 'email' %}</text:text-input></text:span><text:span text:style-name="T4">By email: </text:span><text:span text:style-name="T4"><text:text-input text:description=""> {{ recipient.contactMethod.email }}</text:text-input></text:span><text:span text:style-name="T4"><text:text-input text:description="">{% elif recipient.contactMethod.method == 'hand' %}</text:text-input></text:span><text:span text:style-name="T5">By hand </text:span><text:span text:style-name="T5"><text:text-input text:description="">{% elif recipient.contactMethod.method == 'courier' %}</text:text-input></text:span><text:span text:style-name="T5">By courier</text:span><text:span text:style-name="T5"><text:text-input text:description="">{% elif recipient.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19"><text:text-input text:description="">{% if matter and matter['matterId'] %}</text:text-input></text:p>
            <text:p text:style-name="P17">ID: <text:span text:style-name="T15"><text:text-input text:description="">{{ matter['matterId'] }}</text:text-input></text:span><text:text-input text:description="">{% endif %}</text:text-input></text:p>
            <text:p text:style-name="P18"><text:text-input text:description="">{% if status and status.mode %}</text:text-input></text:p>
            <text:p text:style-name="P1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6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29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0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1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2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3">Disclosure of Interests </text:p>
      <text:p text:style-name="Paragraph"><text:soft-page-break/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2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0"/>
            <text:p text:style-name="P20"/>
            <text:p text:style-name="P20"/>
            <text:p text:style-name="P22"/>
            <text:p text:style-name="P21"><text:text-input text:description="">{% if sender %}</text:text-input></text:p>
            <text:p text:style-name="P23"><text:text-input text:description="">{{ sender }}</text:text-input></text:p>
            <text:p text:style-name="P23"><text:text-input text:description="">{{ mappings.sender[sender].title }}</text:text-input></text:p>
            <text:p text:style-name="P23"><text:span text:style-name="T27"><text:text-input text:description="">{% if mappings.sender[sender].phone %}</text:text-input></text:span><text:span text:style-name="T27"> DDI: </text:span><text:text-input text:description="">{{ mappings.sender[sender].phone }}</text:text-input><text:span text:style-name="T28"><text:text-input text:description="">{% endif %}</text:text-input></text:span></text:p>
            <text:p text:style-name="P23"><text:span text:style-name="T28"><text:text-input text:description="">{% if mappings.sender[sender].mobile %}</text:text-input></text:span><text:span text:style-name="T28">M: </text:span><text:span text:style-name="T28"><text:text-input text:description="">{{ mappings.sender[sender].mobile }}</text:text-input></text:span><text:span text:style-name="T28"><text:text-input text:description="">{% endif %}</text:text-input></text:span></text:p>
            <text:p text:style-name="P24"><text:span text:style-name="T29">E: </text:span><text:text-input text:description="">{{ mappings.sender[sender].email }}</text:text-input></text:p>
            <text:p text:style-name="P24"><text:text-input text:description="">{% endif %}</text:text-input></text:p>
          </table:table-cell>
        </table:table-row>
      </table:table>
      <text:p text:style-name="P15"><text:text-input text:description="">{% if copyTo %}</text:text-input></text:p>
      <text:p text:style-name="P25"/>
      <text:p text:style-name="P25"/>
      <text:p text:style-name="P7"><text:text-input text:description="">{% for copy in copyTo %}</text:text-input></text:p>
      <text:p text:style-name="P10"><text:text-input text:description="">{% if loop.index == 1 %}</text:text-input></text:p>
      <text:p text:style-name="P12">Copy To:<text:tab/><text:span text:style-name="T23"><text:text-input text:description="">{{ copy.name }}</text:text-input></text:span></text:p>
      <text:p text:style-name="P9"><text:text-input text:description="">{% else %}</text:text-input></text:p>
      <text:p text:style-name="P9"><text:tab/><text:tab/><text:span text:style-name="T23"><text:text-input text:description="">{{ copy.name }}</text:text-input></text:span></text:p>
      <text:p text:style-name="P9"><text:text-input text:description="">{% endif %}</text:text-input></text:p>
      <text:p text:style-name="P7"><text:tab/><text:tab/><text:span text:style-name="T24"><text:text-input text:description="">{% if copy.email %}</text:text-input></text:span></text:p>
      <text:p text:style-name="P7"><text:tab/><text:tab/><text:span text:style-name="T24"><text:text-input text:description="">{{ copy.email }}</text:text-input></text:span></text:p>
      <text:p text:style-name="P9"><text:tab/><text:tab/><text:text-input text:description="">{% endif %}</text:text-input></text:p>
      <text:p text:style-name="P7"><text:tab/><text:tab/><text:span text:style-name="T25"><text:text-input text:description="">{% for addressLine in copy['address'] %}</text:text-input></text:span></text:p>
      <text:p text:style-name="P7"><text:tab/><text:tab/><text:span text:style-name="T26"><text:text-input text:description="">{{ addressLine }}</text:text-input></text:span></text:p>
      <text:p text:style-name="P6"><text:tab/><text:tab/><text:span text:style-name="T26"><text:text-input text:description="">{% endfor %}</text:text-input></text:span></text:p>
      <text:p text:style-name="P6"/>
      <text:p text:style-name="P11"><text:text-input text:description="">{% endfor %}</text:text-input></text:p>
      <text:p text:style-name="P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36.722734000</dc:date>
    <meta:editing-duration>P2DT23H32M41S</meta:editing-duration>
    <meta:editing-cycles>36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863" meta:character-count="4059" meta:non-whitespace-character-count="3484"/>
  </office:meta>
</office:document-meta>
</file>